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8" office:value-type="string" calcext:value-type="string">
            <text:p>Mens. 10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1-03" calcext:value-type="date">
            <text:p>03/1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8" office:value-type="string" calcext:value-type="string">
            <text:p>Mens. 1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2-01" calcext:value-type="date">
            <text:p>01/1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8" office:value-type="string" calcext:value-type="string">
            <text:p>Mens. 1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6-01-04" calcext:value-type="date">
            <text:p>04/01/2026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8" office:value-type="string" calcext:value-type="string">
            <text:p>Mens. 01/2026 (A.C.)</text:p>
          </table:table-cell>
          <table:table-cell table:style-name="ce51" office:value-type="float" office:value="270" calcext:value-type="float">
            <text:p>27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8]-[.F8]" office:value-type="float" office:value="270" calcext:value-type="float">
            <text:p>27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8])" office:value-type="float" office:value="270" calcext:value-type="float">
            <text:p>27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3.763343712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3.7665863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2-02T14:30:34.097266045</dc:date>
    <meta:print-date>2016-08-26T13:19:57</meta:print-date>
    <dc:language>pt-PT</dc:language>
    <meta:editing-cycles>597</meta:editing-cycles>
    <meta:editing-duration>PT15H23M28S</meta:editing-duration>
    <meta:printed-by>Carlos Augusto Marcicano</meta:printed-by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